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="Arrow" draw:marker-start-width="0.229cm" draw:marker-end="" draw:marker-end-width="0.152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178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11cm" svg:height="1.61cm" svg:x="0.216cm" svg:y="3.9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09cm" svg:height="1.61cm" svg:x="2.754cm" svg:y="3.95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1cm" svg:height="1.61cm" svg:x="7.967cm" svg:y="0.28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11cm" svg:height="1.612cm" svg:x="7.967cm" svg:y="2.27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11cm" svg:height="1.612cm" svg:x="10.98cm" svg:y="2.275cm">
          <text:p text:style-name="P1">5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827cm" svg:y1="4.763cm" svg:x2="2.754cm" svg:y2="4.763cm" draw:start-shape="id1" draw:start-glue-point="1" draw:end-shape="id2" draw:end-glue-point="3" svg:d="m1827 4763h927">
          <text:p/>
        </draw:connector>
        <draw:connector draw:style-name="gr3" draw:text-style-name="P1" draw:layer="layout" draw:type="line" svg:x1="6.865cm" svg:y1="3.381cm" svg:x2="7.967cm" svg:y2="1.093cm" draw:start-shape="id3" draw:end-shape="id4" draw:end-glue-point="3" svg:d="m6865 3381 1102-2288">
          <text:p/>
        </draw:connector>
        <draw:connector draw:style-name="gr2" draw:text-style-name="P1" draw:layer="layout" draw:type="line" svg:x1="6.865cm" svg:y1="3.381cm" svg:x2="7.967cm" svg:y2="3.081cm" draw:start-shape="id3" draw:start-glue-point="1" draw:end-shape="id5" draw:end-glue-point="3" svg:d="m6865 3381 1102-300">
          <text:p/>
        </draw:connector>
        <draw:connector draw:style-name="gr2" draw:text-style-name="P1" draw:layer="layout" draw:type="line" svg:x1="9.578cm" svg:y1="3.081cm" svg:x2="10.98cm" svg:y2="3.081cm" draw:start-shape="id5" draw:start-glue-point="1" draw:end-shape="id6" draw:end-glue-point="3" svg:d="m9578 3081h1402">
          <text:p/>
        </draw:connector>
        <draw:custom-shape draw:style-name="gr1" draw:text-style-name="P1" xml:id="id3" draw:id="id3" draw:layer="layout" svg:width="1.611cm" svg:height="1.61cm" svg:x="5.254cm" svg:y="2.576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11cm" svg:height="1.612cm" svg:x="5.254cm" svg:y="5.063cm">
          <text:p text:style-name="P1">7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363cm" svg:y1="4.763cm" svg:x2="5.254cm" svg:y2="5.869cm" draw:start-shape="id2" draw:start-glue-point="1" draw:end-shape="id7" draw:end-glue-point="3" svg:d="m4363 4763 891 1106">
          <text:p/>
        </draw:connector>
        <draw:connector draw:style-name="gr2" draw:text-style-name="P1" draw:layer="layout" draw:type="line" svg:x1="4.363cm" svg:y1="4.763cm" svg:x2="5.254cm" svg:y2="3.381cm" draw:start-shape="id2" draw:start-glue-point="1" draw:end-shape="id3" draw:end-glue-point="3" svg:d="m4363 4763 891-1382">
          <text:p/>
        </draw:connector>
        <draw:custom-shape draw:style-name="gr1" draw:text-style-name="P1" xml:id="id10" draw:id="id10" draw:layer="layout" svg:width="1.611cm" svg:height="1.61cm" svg:x="7.953cm" svg:y="4.17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11cm" svg:height="1.612cm" svg:x="7.953cm" svg:y="6.16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611cm" svg:height="1.612cm" svg:x="10.966cm" svg:y="6.163cm">
          <text:p text:style-name="P1">5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64cm" svg:y1="6.969cm" svg:x2="10.966cm" svg:y2="6.969cm" draw:start-shape="id8" draw:start-glue-point="1" draw:end-shape="id9" draw:end-glue-point="3" svg:d="m9564 6969h1402">
          <text:p/>
        </draw:connector>
        <draw:connector draw:style-name="gr2" draw:text-style-name="P1" draw:layer="layout" draw:type="line" svg:x1="6.865cm" svg:y1="5.869cm" svg:x2="7.953cm" svg:y2="4.981cm" draw:start-shape="id7" draw:start-glue-point="1" draw:end-shape="id10" draw:end-glue-point="3" svg:d="m6865 5869 1088-888">
          <text:p/>
        </draw:connector>
        <draw:connector draw:style-name="gr2" draw:text-style-name="P1" draw:layer="layout" draw:type="line" svg:x1="6.865cm" svg:y1="5.869cm" svg:x2="7.953cm" svg:y2="6.969cm" draw:start-shape="id7" draw:start-glue-point="1" draw:end-shape="id8" draw:end-glue-point="3" svg:d="m6865 5869 1088 1100">
          <text:p/>
        </draw:connector>
        <draw:custom-shape draw:style-name="gr4" draw:text-style-name="P1" draw:layer="layout" svg:width="3.048cm" svg:height="5.715cm" svg:x="4.572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02cm" fo:page-height="8.3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03T23:39:44</dc:date>
    <meta:editing-duration>PT4H4M25S</meta:editing-duration>
    <meta:editing-cycles>12</meta:editing-cycles>
    <meta:document-statistic meta:object-count="20"/>
  </office:meta>
</office:document-meta>
</file>